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0000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cm" svg:height="1.3cm" svg:x="14.2cm" svg:y="8.8cm">
          <text:p text:style-name="P1"><text:s text:c="11"/>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3cm" svg:x="2.9cm" svg:y="8.8cm">
          <text:p text:style-name="P1">Client <text:s text:c="7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5.9cm" svg:height="1cm" svg:x="11.9cm" svg:y="2.3cm">
          <text:p text:style-name="P1">TURN Server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9cm" svg:height="0.8cm" svg:x="5.3cm" svg:y="9cm">
          <text:p text:style-name="P1">PCO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9cm" svg:height="0.8cm" svg:x="14.1cm" svg:y="9cm">
          <text:p text:style-name="P1">PC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8cm" svg:y1="2.8cm" svg:x2="15.05cm" svg:y2="9cm" draw:start-shape="id1" draw:start-glue-point="1" draw:end-shape="id2" draw:end-glue-point="0" svg:d="m17800 2800-2750 6200" svg:viewBox="0 0 2751 6201">
          <text:p/>
        </draw:connector>
        <draw:connector draw:style-name="gr4" draw:text-style-name="P1" draw:layer="layout" draw:type="line" svg:x1="11.9cm" svg:y1="2.8cm" svg:x2="6.25cm" svg:y2="9cm" draw:start-shape="id1" draw:start-glue-point="3" draw:end-shape="id3" draw:end-glue-point="0" svg:d="m11900 2800-5650 6200" svg:viewBox="0 0 5651 6201">
          <text:p text:style-name="P1"><text:tab/><text:tab/><text:tab/><text:tab/><text:tab/><text:tab/><text:span text:style-name="T1"> <text:s/></text:span><text:span text:style-name="T1">PeerConnection</text:span></text:p>
        </draw:connector>
        <draw:line draw:style-name="gr5" draw:text-style-name="P1" draw:layer="layout" svg:x1="11.9cm" svg:y1="2.8cm" svg:x2="17.8cm" svg:y2="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us Melzer</meta:initial-creator>
    <meta:creation-date>2013-06-19T14:25:06</meta:creation-date>
    <dc:date>2013-06-20T10:34:27</dc:date>
    <dc:creator>Marius Melzer</dc:creator>
    <meta:editing-duration>PT17M34S</meta:editing-duration>
    <meta:editing-cycles>4</meta:editing-cycles>
    <meta:generator>LibreOffice/3.6$Linux_X86_64 LibreOffice_project/360m1$Build-2</meta:generator>
    <meta:document-statistic meta:object-count="8"/>
  </office:meta>
</office:document-meta>
</file>